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4*"/>
    </style:style>
    <style:style style:name="Table2.C" style:family="table-column">
      <style:table-column-properties style:column-width="1.3854in" style:rel-column-width="13110*"/>
    </style:style>
    <style:style style:name="Table2.E" style:family="table-column">
      <style:table-column-properties style:column-width="1.3854in" style:rel-column-width="1311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4*"/>
    </style:style>
    <style:style style:name="Table3.C" style:family="table-column">
      <style:table-column-properties style:column-width="1.3854in" style:rel-column-width="13110*"/>
    </style:style>
    <style:style style:name="Table3.E" style:family="table-column">
      <style:table-column-properties style:column-width="1.3854in" style:rel-column-width="1311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319e" officeooo:paragraph-rsid="0019319e"/>
    </style:style>
    <style:style style:name="P2" style:family="paragraph" style:parent-style-name="Standard">
      <style:text-properties officeooo:rsid="0019319e" officeooo:paragraph-rsid="00206eec"/>
    </style:style>
    <style:style style:name="P3" style:family="paragraph" style:parent-style-name="Standard">
      <style:text-properties officeooo:rsid="0019319e" officeooo:paragraph-rsid="0028a45f"/>
    </style:style>
    <style:style style:name="P4" style:family="paragraph" style:parent-style-name="Standard">
      <style:text-properties officeooo:rsid="0019319e" officeooo:paragraph-rsid="002b3c73"/>
    </style:style>
    <style:style style:name="P5" style:family="paragraph" style:parent-style-name="Standard">
      <style:text-properties officeooo:rsid="0019319e" officeooo:paragraph-rsid="002edf04"/>
    </style:style>
    <style:style style:name="P6" style:family="paragraph" style:parent-style-name="Standard">
      <style:text-properties officeooo:rsid="0019319e" officeooo:paragraph-rsid="002ef442"/>
    </style:style>
    <style:style style:name="P7" style:family="paragraph" style:parent-style-name="Standard">
      <style:text-properties officeooo:rsid="001b9a03" officeooo:paragraph-rsid="001b9a03"/>
    </style:style>
    <style:style style:name="P8" style:family="paragraph" style:parent-style-name="Standard">
      <style:text-properties officeooo:rsid="001b9a03" officeooo:paragraph-rsid="001e5091"/>
    </style:style>
    <style:style style:name="P9" style:family="paragraph" style:parent-style-name="Standard">
      <style:text-properties officeooo:rsid="001b9a03" officeooo:paragraph-rsid="001fe9eb"/>
    </style:style>
    <style:style style:name="P10" style:family="paragraph" style:parent-style-name="Standard">
      <style:text-properties officeooo:rsid="001b9a03" officeooo:paragraph-rsid="00206eec"/>
    </style:style>
    <style:style style:name="P11" style:family="paragraph" style:parent-style-name="Standard">
      <style:text-properties officeooo:rsid="001b9a03" officeooo:paragraph-rsid="002dbf7f"/>
    </style:style>
    <style:style style:name="P12" style:family="paragraph" style:parent-style-name="Standard">
      <style:text-properties officeooo:rsid="001b9a03" officeooo:paragraph-rsid="002edf04"/>
    </style:style>
    <style:style style:name="P13" style:family="paragraph" style:parent-style-name="Standard">
      <style:text-properties officeooo:rsid="001e5091" officeooo:paragraph-rsid="001e5091"/>
    </style:style>
    <style:style style:name="P14" style:family="paragraph" style:parent-style-name="Standard">
      <style:text-properties officeooo:rsid="001e5091" officeooo:paragraph-rsid="001fe9eb"/>
    </style:style>
    <style:style style:name="P15" style:family="paragraph" style:parent-style-name="Standard">
      <style:text-properties officeooo:rsid="001e5091" officeooo:paragraph-rsid="00206eec"/>
    </style:style>
    <style:style style:name="P16" style:family="paragraph" style:parent-style-name="Standard">
      <style:text-properties officeooo:rsid="001e5091" officeooo:paragraph-rsid="002dbf7f"/>
    </style:style>
    <style:style style:name="P17" style:family="paragraph" style:parent-style-name="Standard">
      <style:text-properties officeooo:rsid="001e5091" officeooo:paragraph-rsid="002edf04"/>
    </style:style>
    <style:style style:name="P18" style:family="paragraph" style:parent-style-name="Standard">
      <style:text-properties officeooo:rsid="001d26f7" officeooo:paragraph-rsid="001d26f7"/>
    </style:style>
    <style:style style:name="P19" style:family="paragraph" style:parent-style-name="Standard">
      <style:text-properties officeooo:rsid="001d26f7" officeooo:paragraph-rsid="001fe9eb"/>
    </style:style>
    <style:style style:name="P20" style:family="paragraph" style:parent-style-name="Standard">
      <style:text-properties officeooo:rsid="001d26f7" officeooo:paragraph-rsid="00206eec"/>
    </style:style>
    <style:style style:name="P21" style:family="paragraph" style:parent-style-name="Standard">
      <style:text-properties officeooo:rsid="001d26f7" officeooo:paragraph-rsid="002edf04"/>
    </style:style>
    <style:style style:name="P22" style:family="paragraph" style:parent-style-name="Standard">
      <style:text-properties officeooo:rsid="001f1cca" officeooo:paragraph-rsid="001f1cca"/>
    </style:style>
    <style:style style:name="P23" style:family="paragraph" style:parent-style-name="Standard">
      <style:text-properties officeooo:rsid="001f1cca" officeooo:paragraph-rsid="001fe9eb"/>
    </style:style>
    <style:style style:name="P24" style:family="paragraph" style:parent-style-name="Standard">
      <style:text-properties officeooo:rsid="001f1cca" officeooo:paragraph-rsid="00206eec"/>
    </style:style>
    <style:style style:name="P25" style:family="paragraph" style:parent-style-name="Standard">
      <style:text-properties officeooo:rsid="001f1cca" officeooo:paragraph-rsid="002dbf7f"/>
    </style:style>
    <style:style style:name="P26" style:family="paragraph" style:parent-style-name="Standard">
      <style:text-properties officeooo:rsid="001f1cca" officeooo:paragraph-rsid="002edf04"/>
    </style:style>
    <style:style style:name="P27" style:family="paragraph" style:parent-style-name="Standard">
      <style:text-properties officeooo:rsid="001f1cca" officeooo:paragraph-rsid="003e11f2"/>
    </style:style>
    <style:style style:name="P28" style:family="paragraph" style:parent-style-name="Standard">
      <style:text-properties fo:font-weight="bold" officeooo:rsid="0019319e" officeooo:paragraph-rsid="0019319e" style:font-weight-asian="bold" style:font-weight-complex="bold"/>
    </style:style>
    <style:style style:name="P29" style:family="paragraph" style:parent-style-name="Standard">
      <style:text-properties fo:font-weight="bold" officeooo:rsid="00366cf3" officeooo:paragraph-rsid="00366cf3" style:font-weight-asian="bold" style:font-weight-complex="bold"/>
    </style:style>
    <style:style style:name="P30" style:family="paragraph" style:parent-style-name="Standard">
      <style:text-properties fo:font-weight="bold" officeooo:rsid="0038b428" officeooo:paragraph-rsid="0038b428" style:font-weight-asian="bold" style:font-weight-complex="bold"/>
    </style:style>
    <style:style style:name="P31" style:family="paragraph" style:parent-style-name="Standard">
      <style:text-properties fo:font-weight="bold" officeooo:rsid="003b4b0a" officeooo:paragraph-rsid="003b4b0a" style:font-weight-asian="bold" style:font-weight-complex="bold"/>
    </style:style>
    <style:style style:name="P32" style:family="paragraph" style:parent-style-name="Standard">
      <style:text-properties officeooo:rsid="001fe9eb" officeooo:paragraph-rsid="001fe9eb"/>
    </style:style>
    <style:style style:name="P33" style:family="paragraph" style:parent-style-name="Standard">
      <style:text-properties officeooo:rsid="001fe9eb" officeooo:paragraph-rsid="00206eec"/>
    </style:style>
    <style:style style:name="P34" style:family="paragraph" style:parent-style-name="Standard">
      <style:text-properties officeooo:rsid="001fe9eb" officeooo:paragraph-rsid="00224a5c"/>
    </style:style>
    <style:style style:name="P35" style:family="paragraph" style:parent-style-name="Standard">
      <style:text-properties officeooo:rsid="001fe9eb" officeooo:paragraph-rsid="00260ce4"/>
    </style:style>
    <style:style style:name="P36" style:family="paragraph" style:parent-style-name="Standard">
      <style:text-properties officeooo:rsid="001fe9eb" officeooo:paragraph-rsid="0028a45f"/>
    </style:style>
    <style:style style:name="P37" style:family="paragraph" style:parent-style-name="Standard">
      <style:text-properties officeooo:rsid="001fe9eb" officeooo:paragraph-rsid="002b3c73"/>
    </style:style>
    <style:style style:name="P38" style:family="paragraph" style:parent-style-name="Standard">
      <style:text-properties officeooo:rsid="001fe9eb" officeooo:paragraph-rsid="002dbf7f"/>
    </style:style>
    <style:style style:name="P39" style:family="paragraph" style:parent-style-name="Standard">
      <style:text-properties officeooo:rsid="001fe9eb" officeooo:paragraph-rsid="002edf04"/>
    </style:style>
    <style:style style:name="P40" style:family="paragraph" style:parent-style-name="Standard">
      <style:text-properties officeooo:rsid="00206eec" officeooo:paragraph-rsid="00206eec"/>
    </style:style>
    <style:style style:name="P41" style:family="paragraph" style:parent-style-name="Standard">
      <style:text-properties officeooo:rsid="00206eec" officeooo:paragraph-rsid="00260ce4"/>
    </style:style>
    <style:style style:name="P42" style:family="paragraph" style:parent-style-name="Standard">
      <style:text-properties officeooo:rsid="00206eec" officeooo:paragraph-rsid="0028a45f"/>
    </style:style>
    <style:style style:name="P43" style:family="paragraph" style:parent-style-name="Standard">
      <style:text-properties officeooo:rsid="00206eec" officeooo:paragraph-rsid="002b3c73"/>
    </style:style>
    <style:style style:name="P44" style:family="paragraph" style:parent-style-name="Standard">
      <style:text-properties officeooo:rsid="00239821" officeooo:paragraph-rsid="00239821"/>
    </style:style>
    <style:style style:name="P45" style:family="paragraph" style:parent-style-name="Standard">
      <style:text-properties fo:font-weight="normal" officeooo:rsid="00257202" officeooo:paragraph-rsid="00257202" style:font-weight-asian="normal" style:font-weight-complex="normal"/>
    </style:style>
    <style:style style:name="P46" style:family="paragraph" style:parent-style-name="Standard">
      <style:text-properties fo:font-weight="normal" officeooo:rsid="00257202" officeooo:paragraph-rsid="0028a45f" style:font-weight-asian="normal" style:font-weight-complex="normal"/>
    </style:style>
    <style:style style:name="P47" style:family="paragraph" style:parent-style-name="Standard">
      <style:text-properties fo:font-weight="normal" officeooo:rsid="00257202" officeooo:paragraph-rsid="002b3c73" style:font-weight-asian="normal" style:font-weight-complex="normal"/>
    </style:style>
    <style:style style:name="P48" style:family="paragraph" style:parent-style-name="Standard">
      <style:text-properties fo:font-weight="normal" officeooo:rsid="0028a45f" officeooo:paragraph-rsid="0028a45f" style:font-weight-asian="normal" style:font-weight-complex="normal"/>
    </style:style>
    <style:style style:name="P49" style:family="paragraph" style:parent-style-name="Standard">
      <style:text-properties fo:font-weight="normal" officeooo:rsid="0028a45f" officeooo:paragraph-rsid="002b3c73" style:font-weight-asian="normal" style:font-weight-complex="normal"/>
    </style:style>
    <style:style style:name="P50" style:family="paragraph" style:parent-style-name="Standard">
      <style:text-properties fo:font-weight="normal" officeooo:rsid="00422105" officeooo:paragraph-rsid="00422105" style:font-weight-asian="normal" style:font-weight-complex="normal"/>
    </style:style>
    <style:style style:name="P51" style:family="paragraph" style:parent-style-name="Standard">
      <style:text-properties officeooo:rsid="0028a45f" officeooo:paragraph-rsid="0028a45f"/>
    </style:style>
    <style:style style:name="P52" style:family="paragraph" style:parent-style-name="Standard">
      <style:text-properties officeooo:rsid="0028a45f" officeooo:paragraph-rsid="002bec76"/>
    </style:style>
    <style:style style:name="P53" style:family="paragraph" style:parent-style-name="Standard">
      <style:text-properties officeooo:rsid="0028a45f" officeooo:paragraph-rsid="0030ec9c"/>
    </style:style>
    <style:style style:name="P54" style:family="paragraph" style:parent-style-name="Standard">
      <style:text-properties officeooo:rsid="0029631e" officeooo:paragraph-rsid="0029631e"/>
    </style:style>
    <style:style style:name="P55" style:family="paragraph" style:parent-style-name="Standard">
      <style:text-properties officeooo:rsid="002b3c73" officeooo:paragraph-rsid="002b3c73"/>
    </style:style>
    <style:style style:name="P56" style:family="paragraph" style:parent-style-name="Standard">
      <style:text-properties officeooo:rsid="002b3c73" officeooo:paragraph-rsid="002dbf7f"/>
    </style:style>
    <style:style style:name="P57" style:family="paragraph" style:parent-style-name="Standard">
      <style:text-properties officeooo:rsid="002b3c73" officeooo:paragraph-rsid="002edf04"/>
    </style:style>
    <style:style style:name="P58" style:family="paragraph" style:parent-style-name="Standard">
      <style:text-properties officeooo:rsid="002bec76" officeooo:paragraph-rsid="002bec76"/>
    </style:style>
    <style:style style:name="P59" style:family="paragraph" style:parent-style-name="Standard">
      <style:text-properties officeooo:rsid="002bec76" officeooo:paragraph-rsid="0030ec9c"/>
    </style:style>
    <style:style style:name="P60" style:family="paragraph" style:parent-style-name="Standard">
      <style:text-properties officeooo:rsid="002d6332" officeooo:paragraph-rsid="002d6332"/>
    </style:style>
    <style:style style:name="P61" style:family="paragraph" style:parent-style-name="Standard">
      <style:text-properties officeooo:rsid="002d6332" officeooo:paragraph-rsid="0030ec9c"/>
    </style:style>
    <style:style style:name="P62" style:family="paragraph" style:parent-style-name="Standard">
      <style:text-properties officeooo:rsid="002edf04" officeooo:paragraph-rsid="002edf04"/>
    </style:style>
    <style:style style:name="P63" style:family="paragraph" style:parent-style-name="Standard">
      <style:text-properties officeooo:rsid="002ef442" officeooo:paragraph-rsid="002ef442"/>
    </style:style>
    <style:style style:name="P64" style:family="paragraph" style:parent-style-name="Standard">
      <style:text-properties officeooo:rsid="00339f41" officeooo:paragraph-rsid="00339f41"/>
    </style:style>
    <style:style style:name="P65" style:family="paragraph" style:parent-style-name="Standard">
      <style:text-properties officeooo:rsid="00366cf3" officeooo:paragraph-rsid="00366cf3"/>
    </style:style>
    <style:style style:name="P66" style:family="paragraph" style:parent-style-name="Standard">
      <style:text-properties officeooo:rsid="00366cf3" officeooo:paragraph-rsid="003774b6"/>
    </style:style>
    <style:style style:name="P67" style:family="paragraph" style:parent-style-name="Standard">
      <style:text-properties officeooo:rsid="003774b6" officeooo:paragraph-rsid="003774b6"/>
    </style:style>
    <style:style style:name="P68" style:family="paragraph" style:parent-style-name="Standard">
      <style:text-properties fo:font-style="italic" fo:font-weight="normal" officeooo:rsid="0038965f" officeooo:paragraph-rsid="0038965f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officeooo:rsid="0038b428" officeooo:paragraph-rsid="0038b428"/>
    </style:style>
    <style:style style:name="P70" style:family="paragraph" style:parent-style-name="Standard">
      <style:text-properties officeooo:rsid="003b4b0a" officeooo:paragraph-rsid="003b4b0a"/>
    </style:style>
    <style:style style:name="P71" style:family="paragraph" style:parent-style-name="Standard">
      <style:text-properties officeooo:rsid="003f6b83" officeooo:paragraph-rsid="003f6b83"/>
    </style:style>
    <style:style style:name="P72" style:family="paragraph" style:parent-style-name="Standard">
      <style:text-properties officeooo:rsid="003f6b83" officeooo:paragraph-rsid="00413ee2"/>
    </style:style>
    <style:style style:name="P73" style:family="paragraph" style:parent-style-name="Standard">
      <style:text-properties officeooo:rsid="004037e2" officeooo:paragraph-rsid="004037e2"/>
    </style:style>
    <style:style style:name="P74" style:family="paragraph" style:parent-style-name="Standard">
      <style:text-properties officeooo:rsid="004037e2" officeooo:paragraph-rsid="00413ee2"/>
    </style:style>
    <style:style style:name="P75" style:family="paragraph" style:parent-style-name="Table_20_Contents">
      <style:text-properties officeooo:rsid="00257202" officeooo:paragraph-rsid="00257202"/>
    </style:style>
    <style:style style:name="P76" style:family="paragraph" style:parent-style-name="Table_20_Contents">
      <style:text-properties officeooo:rsid="00257202" officeooo:paragraph-rsid="0028a45f"/>
    </style:style>
    <style:style style:name="P77" style:family="paragraph" style:parent-style-name="Table_20_Contents">
      <style:text-properties officeooo:rsid="00257202" officeooo:paragraph-rsid="002b3c73"/>
    </style:style>
    <style:style style:name="P78" style:family="paragraph" style:parent-style-name="Table_20_Contents">
      <style:text-properties officeooo:rsid="00260ce4" officeooo:paragraph-rsid="00260ce4"/>
    </style:style>
    <style:style style:name="P79" style:family="paragraph" style:parent-style-name="Table_20_Contents">
      <style:text-properties officeooo:rsid="00260ce4" officeooo:paragraph-rsid="0028a45f"/>
    </style:style>
    <style:style style:name="P80" style:family="paragraph" style:parent-style-name="Table_20_Contents">
      <style:text-properties officeooo:rsid="00260ce4" officeooo:paragraph-rsid="002b3c73"/>
    </style:style>
    <style:style style:name="P81" style:family="paragraph" style:parent-style-name="Table_20_Contents">
      <style:text-properties officeooo:paragraph-rsid="0028a45f"/>
    </style:style>
    <style:style style:name="P82" style:family="paragraph" style:parent-style-name="Table_20_Contents">
      <style:text-properties officeooo:rsid="0028a45f" officeooo:paragraph-rsid="0028a45f"/>
    </style:style>
    <style:style style:name="P83" style:family="paragraph" style:parent-style-name="Table_20_Contents">
      <style:text-properties officeooo:rsid="0029631e" officeooo:paragraph-rsid="0029631e"/>
    </style:style>
    <style:style style:name="P84" style:family="paragraph" style:parent-style-name="Table_20_Contents">
      <style:text-properties officeooo:rsid="0029631e" officeooo:paragraph-rsid="002b3c73"/>
    </style:style>
    <style:style style:name="P85" style:family="paragraph" style:parent-style-name="Table_20_Contents">
      <style:text-properties officeooo:paragraph-rsid="002b3c73"/>
    </style:style>
    <style:style style:name="P86" style:family="paragraph" style:parent-style-name="Table_20_Contents">
      <style:text-properties officeooo:rsid="002b3c73" officeooo:paragraph-rsid="002b3c73"/>
    </style:style>
    <style:style style:name="P87" style:family="paragraph" style:parent-style-name="Standard">
      <style:text-properties fo:font-weight="bold" officeooo:rsid="00339f41" officeooo:paragraph-rsid="00339f41" style:font-weight-asian="bold" style:font-weight-complex="bold"/>
    </style:style>
    <style:style style:name="P88" style:family="paragraph" style:parent-style-name="Standard">
      <style:text-properties fo:font-weight="bold" officeooo:rsid="0019319e" officeooo:paragraph-rsid="002dbf7f" style:font-weight-asian="bold" style:font-weight-complex="bold"/>
    </style:style>
    <style:style style:name="P89" style:family="paragraph" style:parent-style-name="Standard">
      <style:text-properties fo:font-weight="bold" officeooo:rsid="0028a45f" officeooo:paragraph-rsid="002dbf7f" style:font-weight-asian="bold" style:font-weight-complex="bold"/>
    </style:style>
    <style:style style:name="P90" style:family="paragraph" style:parent-style-name="Standard">
      <style:text-properties officeooo:rsid="002dbf7f" officeooo:paragraph-rsid="002dbf7f"/>
    </style:style>
    <style:style style:name="P91" style:family="paragraph" style:parent-style-name="Standard">
      <style:text-properties officeooo:rsid="002dbf7f" officeooo:paragraph-rsid="002edf04"/>
    </style:style>
    <style:style style:name="P92" style:family="paragraph" style:parent-style-name="Standard">
      <style:text-properties fo:font-style="normal" officeooo:rsid="002ef442" officeooo:paragraph-rsid="002ef442" style:font-style-asian="normal" style:font-style-complex="normal"/>
    </style:style>
    <style:style style:name="P93" style:family="paragraph" style:parent-style-name="Standard">
      <style:text-properties officeooo:rsid="001b9a03" officeooo:paragraph-rsid="002edf04"/>
    </style:style>
    <style:style style:name="P94" style:family="paragraph" style:parent-style-name="Standard">
      <style:text-properties officeooo:rsid="001b9a03" officeooo:paragraph-rsid="00477829"/>
    </style:style>
    <style:style style:name="P95" style:family="paragraph" style:parent-style-name="Standard">
      <style:text-properties officeooo:rsid="00469830" officeooo:paragraph-rsid="00469830"/>
    </style:style>
    <style:style style:name="P96" style:family="paragraph" style:parent-style-name="Standard">
      <style:text-properties officeooo:rsid="00469830" officeooo:paragraph-rsid="00477829"/>
    </style:style>
    <style:style style:name="P97" style:family="paragraph" style:parent-style-name="Standard">
      <style:text-properties officeooo:rsid="0028a45f" officeooo:paragraph-rsid="0028a45f"/>
    </style:style>
    <style:style style:name="P98" style:family="paragraph" style:parent-style-name="Standard">
      <style:text-properties officeooo:rsid="004af010" officeooo:paragraph-rsid="004af010"/>
    </style:style>
    <style:style style:name="P99" style:family="paragraph" style:parent-style-name="Standard">
      <style:text-properties officeooo:rsid="002d6332" officeooo:paragraph-rsid="002d6332"/>
    </style:style>
    <style:style style:name="P100" style:family="paragraph" style:parent-style-name="Standard">
      <style:text-properties officeooo:rsid="002d6332" officeooo:paragraph-rsid="004d7cf5"/>
    </style:style>
    <style:style style:name="P101" style:family="paragraph" style:parent-style-name="Standard">
      <style:text-properties officeooo:rsid="004d7cf5" officeooo:paragraph-rsid="004d7cf5"/>
    </style:style>
    <style:style style:name="P102" style:family="paragraph" style:parent-style-name="Standard">
      <style:text-properties officeooo:rsid="004037e2" officeooo:paragraph-rsid="004037e2"/>
    </style:style>
    <style:style style:name="P103" style:family="paragraph" style:parent-style-name="Standard">
      <style:text-properties officeooo:rsid="004037e2" officeooo:paragraph-rsid="00413ee2"/>
    </style:style>
    <style:style style:name="P104" style:family="paragraph" style:parent-style-name="Standard">
      <style:text-properties officeooo:rsid="004f20c9" officeooo:paragraph-rsid="004f20c9"/>
    </style:style>
    <style:style style:name="T1" style:family="text">
      <style:text-properties officeooo:rsid="001d26f7"/>
    </style:style>
    <style:style style:name="T2" style:family="text">
      <style:text-properties officeooo:rsid="001e5091"/>
    </style:style>
    <style:style style:name="T3" style:family="text">
      <style:text-properties officeooo:rsid="001f1cc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e5091" style:font-style-asian="italic" style:font-style-complex="italic"/>
    </style:style>
    <style:style style:name="T6" style:family="text">
      <style:text-properties fo:font-style="italic" officeooo:rsid="001f1cca" style:font-style-asian="italic" style:font-style-complex="italic"/>
    </style:style>
    <style:style style:name="T7" style:family="text">
      <style:text-properties fo:font-style="italic" officeooo:rsid="00413ee2" style:font-style-asian="italic" style:font-style-complex="italic"/>
    </style:style>
    <style:style style:name="T8" style:family="text">
      <style:text-properties officeooo:rsid="001fe9eb"/>
    </style:style>
    <style:style style:name="T9" style:family="text">
      <style:text-properties officeooo:rsid="00206eec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206eec"/>
    </style:style>
    <style:style style:name="T12" style:family="text">
      <style:text-properties officeooo:rsid="00224a5c"/>
    </style:style>
    <style:style style:name="T13" style:family="text">
      <style:text-properties officeooo:rsid="00239821"/>
    </style:style>
    <style:style style:name="T14" style:family="text">
      <style:text-properties officeooo:rsid="00257202"/>
    </style:style>
    <style:style style:name="T15" style:family="text">
      <style:text-properties officeooo:rsid="0028a45f"/>
    </style:style>
    <style:style style:name="T16" style:family="text">
      <style:text-properties officeooo:rsid="002b3c73"/>
    </style:style>
    <style:style style:name="T17" style:family="text">
      <style:text-properties officeooo:rsid="002dbf7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9319e" style:font-weight-asian="bold" style:font-weight-complex="bold"/>
    </style:style>
    <style:style style:name="T20" style:family="text">
      <style:text-properties fo:font-weight="bold" officeooo:rsid="0028a45f" style:font-weight-asian="bold" style:font-weight-complex="bold"/>
    </style:style>
    <style:style style:name="T21" style:family="text">
      <style:text-properties officeooo:rsid="002edf04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30ec9c"/>
    </style:style>
    <style:style style:name="T24" style:family="text">
      <style:text-properties officeooo:rsid="00322e93"/>
    </style:style>
    <style:style style:name="T25" style:family="text">
      <style:text-properties officeooo:rsid="00339f41"/>
    </style:style>
    <style:style style:name="T26" style:family="text">
      <style:text-properties officeooo:rsid="0038b428"/>
    </style:style>
    <style:style style:name="T27" style:family="text">
      <style:text-properties officeooo:rsid="0038ee00"/>
    </style:style>
    <style:style style:name="T28" style:family="text">
      <style:text-properties officeooo:rsid="003c4f98"/>
    </style:style>
    <style:style style:name="T29" style:family="text">
      <style:text-properties officeooo:rsid="003f06c0"/>
    </style:style>
    <style:style style:name="T30" style:family="text">
      <style:text-properties officeooo:rsid="00413ee2"/>
    </style:style>
    <style:style style:name="T31" style:family="text">
      <style:text-properties officeooo:rsid="00422105"/>
    </style:style>
    <style:style style:name="T32" style:family="text">
      <style:text-properties officeooo:rsid="0019319e"/>
    </style:style>
    <style:style style:name="T33" style:family="text">
      <style:text-properties officeooo:rsid="00428c49"/>
    </style:style>
    <style:style style:name="T34" style:family="text">
      <style:text-properties officeooo:rsid="00477829"/>
    </style:style>
    <style:style style:name="T35" style:family="text">
      <style:text-properties officeooo:rsid="004af010"/>
    </style:style>
    <style:style style:name="T36" style:family="text">
      <style:text-properties officeooo:rsid="004afa64"/>
    </style:style>
    <style:style style:name="T37" style:family="text">
      <style:text-properties officeooo:rsid="004bb0b7"/>
    </style:style>
    <style:style style:name="T38" style:family="text">
      <style:text-properties officeooo:rsid="004d7c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Manual testcases</text:p>
      <text:p text:style-name="P8"/>
      <text:p text:style-name="P8"><text:span text:style-name="T18">Pre requisites:</text:span> </text:p>
      <text:p text:style-name="P13">1# Application database has been reset (happens once a day – I believe)</text:p>
      <text:p text:style-name="P8"><text:span text:style-name="T2">2# </text:span>Application is open <text:span text:style-name="T26">in the browser on url: http://computer-database.herokuapp.com/computers</text:span></text:p>
      <text:p text:style-name="P1"/>
      <text:p text:style-name="P28">Create <text:span text:style-name="T8">tests</text:span></text:p>
      <text:p text:style-name="P7"><text:span text:style-name="T8">C</text:span>TC1: Create Computer with a long name string</text:p>
      <text:p text:style-name="P22">No other pre-requisites.</text:p>
      <text:p text:style-name="P7"><text:span text:style-name="T1">1# Click: </text:span>[Add a new computer]</text:p>
      <text:p text:style-name="P18">2# <text:span text:style-name="T2">Fill a long </text:span><text:span text:style-name="T5">computerName,</text:span><text:span text:style-name="T2"> example: “</text:span><text:bookmark-start text:name="__DdeLink__1187_2534033824"/><text:span text:style-name="T2">sorryicouldntthinkofashortercomputername</text:span><text:bookmark-end text:name="__DdeLink__1187_2534033824"/><text:span text:style-name="T2">”</text:span></text:p>
      <text:p text:style-name="P44">3# Select a company, example: “RCA”</text:p>
      <text:p text:style-name="P13"><text:span text:style-name="T13">4</text:span># Click: [Create this computer]</text:p>
      <text:p text:style-name="P22">Checks:</text:p>
      <text:p text:style-name="P22">1# We return to the home screen</text:p>
      <text:p text:style-name="P22">2# An Alert message is shown containing the text: “Done! Computer <text:span text:style-name="T4">computerName</text:span> has been created</text:p>
      <text:p text:style-name="P22"/>
      <text:p text:style-name="P32">CTC2: Create Computer with a introduced date string in the correct format (yyyy-MM-dd) far in the past</text:p>
      <text:p text:style-name="P23">No other pre-requisites.</text:p>
      <text:p text:style-name="P9"><text:span text:style-name="T1">1# Click: </text:span>[Add a new computer]</text:p>
      <text:p text:style-name="P19">2# <text:span text:style-name="T2">Fill a </text:span><text:span text:style-name="T5">computerName,</text:span><text:span text:style-name="T2"> example: “ctc2computer”</text:span></text:p>
      <text:p text:style-name="P32">3# Fill a date introduced that is far in the past, example: 1754-12-16</text:p>
      <text:p text:style-name="P14"><text:span text:style-name="T8">4</text:span># Click: [Create this computer]</text:p>
      <text:p text:style-name="P23">Checks:</text:p>
      <text:p text:style-name="P23">1# We return to the home screen</text:p>
      <text:p text:style-name="P23">2# An Alert message is shown containing the text: “Done! Computer <text:span text:style-name="T4">computerName</text:span> has been created</text:p>
      <text:p text:style-name="P23"/>
      <text:p text:style-name="P33">CTC<text:span text:style-name="T9">3</text:span>: Create Computer with a <text:span text:style-name="T9">discontinued</text:span> date string in the correct format (yyyy-MM-dd) far in the <text:span text:style-name="T9">future</text:span></text:p>
      <text:p text:style-name="P24">No other pre-requisites.</text:p>
      <text:p text:style-name="P10"><text:span text:style-name="T1">1# Click: </text:span>[Add a new computer]</text:p>
      <text:p text:style-name="P20">2# <text:span text:style-name="T2">Fill a </text:span><text:span text:style-name="T5">computerName,</text:span><text:span text:style-name="T2"> example: “ctc3computer”</text:span></text:p>
      <text:p text:style-name="P33">3# Fill a date <text:span text:style-name="T9">discontinued</text:span> that is far in the <text:span text:style-name="T9">future</text:span>, example: <text:span text:style-name="T9">2518</text:span>-<text:span text:style-name="T9">01</text:span>-<text:span text:style-name="T9">31</text:span></text:p>
      <text:p text:style-name="P15"><text:span text:style-name="T8">4</text:span># Click: [Create this computer]</text:p>
      <text:p text:style-name="P24">Checks:</text:p>
      <text:p text:style-name="P24">1# We return to the home screen</text:p>
      <text:p text:style-name="P24">2# An Alert message is shown containing the text: “Done! Computer <text:span text:style-name="T4">computerName</text:span> has been created</text:p>
      <text:p text:style-name="P10"/>
      <text:p text:style-name="P33">CTC<text:span text:style-name="T9">4</text:span>: Create Computer with a <text:span text:style-name="T9">discontinued</text:span> date string in the correct format (yyyy-MM-dd) <text:span text:style-name="T9">that is further in the past than the filled introduced date.</text:span></text:p>
      <text:p text:style-name="P24">No other pre-requisites.</text:p>
      <text:p text:style-name="P10"><text:span text:style-name="T1">1# Click: </text:span>[Add a new computer]</text:p>
      <text:p text:style-name="P20">2# <text:span text:style-name="T2">Fill a </text:span><text:span text:style-name="T5">computerName,</text:span><text:span text:style-name="T2"> example: “ctc4computer”</text:span></text:p>
      <text:p text:style-name="P33">3# Fill a date introduced that is far in the <text:span text:style-name="T9">future</text:span>, example: <text:span text:style-name="T9">2518</text:span>-<text:span text:style-name="T9">01</text:span>-<text:span text:style-name="T9">31</text:span></text:p>
      <text:p text:style-name="P40">4# Fill a date discontinued that is in the past, example: 2007-02-11</text:p>
      <text:p text:style-name="P15"><text:span text:style-name="T9">5</text:span># Click: [Create this computer]</text:p>
      <text:p text:style-name="P24">Checks:</text:p>
      <text:p text:style-name="P24">1# We return to the home screen</text:p>
      <text:p text:style-name="P24"><text:soft-page-break/>2# An Alert message is shown containing the text: “Done! Computer <text:span text:style-name="T4">computerName</text:span> has been created</text:p>
      <text:p text:style-name="P10"/>
      <text:p text:style-name="P7"/>
      <text:p text:style-name="P33">CTC<text:span text:style-name="T9">5</text:span>: Create Computer with <text:span text:style-name="T9">introduced date and discontinued</text:span> date string<text:span text:style-name="T9">s</text:span> in the correct format (yyyy-MM-dd) <text:span text:style-name="T9">on february 29</text:span><text:span text:style-name="T11">th</text:span><text:span text:style-name="T9"> in a leap year.</text:span></text:p>
      <text:p text:style-name="P24">No other pre-requisites.</text:p>
      <text:p text:style-name="P10"><text:span text:style-name="T1">1# Click: </text:span>[Add a new computer]</text:p>
      <text:p text:style-name="P20">2# <text:span text:style-name="T2">Fill a </text:span><text:span text:style-name="T5">computerName,</text:span><text:span text:style-name="T2"> example: “ctc5computer”</text:span></text:p>
      <text:p text:style-name="P33">3# Fill <text:span text:style-name="T12">in</text:span> date <text:span text:style-name="T12">introduced</text:span>: <text:span text:style-name="T12">2000</text:span>-<text:span text:style-name="T9">02</text:span>-<text:span text:style-name="T12">29</text:span></text:p>
      <text:p text:style-name="P34"><text:span text:style-name="T12">4</text:span># Fill <text:span text:style-name="T12">in</text:span> date <text:span text:style-name="T12">discontinued</text:span>: <text:span text:style-name="T12">2016</text:span>-<text:span text:style-name="T9">02</text:span>-<text:span text:style-name="T12">29</text:span></text:p>
      <text:p text:style-name="P15"><text:span text:style-name="T12">5</text:span># Click: [Create this computer]</text:p>
      <text:p text:style-name="P24">Checks:</text:p>
      <text:p text:style-name="P24">1# We return to the home screen</text:p>
      <text:p text:style-name="P24">2# An Alert message is shown containing the text: “Done! Computer <text:span text:style-name="T4">computerName</text:span> has been created</text:p>
      <text:p text:style-name="P2"/>
      <text:p text:style-name="P57">CTC<text:span text:style-name="T21">6</text:span>: Create a computer with special characters in the name</text:p>
      <text:p text:style-name="P12"><text:span text:style-name="T1">1# Click: </text:span>[Add a new computer]</text:p>
      <text:p text:style-name="P21">2# <text:span text:style-name="T2">Fill a </text:span><text:span text:style-name="T5">computerName,</text:span><text:span text:style-name="T2"> example: “</text:span><text:bookmark-start text:name="__DdeLink__1189_2534033824"/><text:span text:style-name="T2">ƒÆ’Ã‚Â¢ÃƒÂ¢Ã¢â ¬Å¡Ã‚Â¬ÃƒÂ¯Ã¢â¬ÂÃï†</text:span><text:bookmark-end text:name="__DdeLink__1189_2534033824"/><text:span text:style-name="T2">”</text:span></text:p>
      <text:p text:style-name="P62">3# Click: [Create this computer]</text:p>
      <text:p text:style-name="P62">Checks:</text:p>
      <text:p text:style-name="P62">1# We return to the home screen</text:p>
      <text:p text:style-name="P62">2# <text:span text:style-name="T3">An Alert message is shown containing the text: “Done! Computer </text:span><text:span text:style-name="T6">computerName</text:span><text:span text:style-name="T3"> has been created</text:span></text:p>
      <text:p text:style-name="P57"/>
      <text:p text:style-name="P54">CTC<text:span text:style-name="T21">7</text:span>: Try to create a computer without a name</text:p>
      <text:p text:style-name="P25">No other pre-requisites.</text:p>
      <text:p text:style-name="P11"><text:span text:style-name="T1">1# Click: </text:span>[Add a new computer]</text:p>
      <text:p text:style-name="P90">2# Fill in date introduced: 1980-03-29</text:p>
      <text:p text:style-name="P38"><text:span text:style-name="T17">3</text:span># Fill <text:span text:style-name="T12">in</text:span> date <text:span text:style-name="T12">discontinued</text:span>: <text:span text:style-name="T17">2012</text:span>-<text:span text:style-name="T17">06</text:span>-<text:span text:style-name="T17">12</text:span></text:p>
      <text:p text:style-name="P16"><text:span text:style-name="T17">4</text:span># Click: [Create this computer]</text:p>
      <text:p text:style-name="P25">Checks:</text:p>
      <text:p text:style-name="P25">1# We <text:span text:style-name="T17">do not </text:span>return to the home screen</text:p>
      <text:p text:style-name="P90">2# The form should display a red area around the name field*</text:p>
      <text:p text:style-name="P25"/>
      <text:p text:style-name="P54">CTC<text:span text:style-name="T21">8</text:span>: Try to create a computer with a date introduced in the wrong format</text:p>
      <text:p text:style-name="P25">No other pre-requisites.</text:p>
      <text:p text:style-name="P94"><text:span text:style-name="T1">1# Click: </text:span>[Add a new computer]</text:p>
      <text:p text:style-name="P96">2# Fill in a <text:span text:style-name="T4">computerName</text:span>, example: “ctc<text:span text:style-name="T34">8</text:span>computer”</text:p>
      <text:p text:style-name="P90"><text:span text:style-name="T34">3</text:span># Fill in date introduced: 22-01-2012**</text:p>
      <text:p text:style-name="P38"><text:span text:style-name="T34">4</text:span># Fill <text:span text:style-name="T12">in</text:span> date <text:span text:style-name="T12">discontinued</text:span>: <text:span text:style-name="T17">2012</text:span>-<text:span text:style-name="T17">06</text:span>-<text:span text:style-name="T17">12</text:span></text:p>
      <text:p text:style-name="P16"><text:span text:style-name="T34">5</text:span># Click: [Create this computer]</text:p>
      <text:p text:style-name="P25">Checks:</text:p>
      <text:p text:style-name="P25">1# We <text:span text:style-name="T17">do not </text:span>return to the home screen</text:p>
      <text:p text:style-name="P90">2# The form should display a red area around the date introduced field*</text:p>
      <text:p text:style-name="P54"/>
      <text:p text:style-name="P54">CTC<text:span text:style-name="T21">9</text:span>: Try to create a computer with a date discontinued on 29<text:span text:style-name="T10">th</text:span> of february not during a leap year</text:p>
      <text:p text:style-name="P26">No other pre-requisites.</text:p>
      <text:p text:style-name="P12"><text:span text:style-name="T1">1# Click: </text:span>[Add a new computer]</text:p>
      <text:p text:style-name="P95">2# Fill in a <text:span text:style-name="T4">computerName</text:span>, example: “ctc9computer”</text:p>
      <text:p text:style-name="P91"><text:span text:style-name="T34">3</text:span># Fill in date introduced: 2012-12-31</text:p>
      <text:p text:style-name="P39"><text:soft-page-break/><text:span text:style-name="T34">4</text:span># Fill <text:span text:style-name="T12">in</text:span> date <text:span text:style-name="T12">discontinued</text:span>: <text:span text:style-name="T21">2024/02/12**</text:span></text:p>
      <text:p text:style-name="P17"><text:span text:style-name="T34">5</text:span># Click: [Create this computer]</text:p>
      <text:p text:style-name="P26">Checks:</text:p>
      <text:p text:style-name="P26">1# We <text:span text:style-name="T17">do not </text:span>return to the home screen</text:p>
      <text:p text:style-name="P91">2# The form should display a red area around the date discontinued field*</text:p>
      <text:p text:style-name="P55"/>
      <text:p text:style-name="P58">CTC10: Try to create a computer with a duplicate name</text:p>
      <text:p text:style-name="P63">Pre-requisites:</text:p>
      <text:p text:style-name="P63">1# Create a computer with <text:span text:style-name="T4">computerName</text:span>, example: “DupeComp”</text:p>
      <text:p text:style-name="P63">2# Click: [Add a new computer]</text:p>
      <text:p text:style-name="P63">3# Fill in <text:span text:style-name="T4">computerName</text:span>: <text:span text:style-name="T4">computerName </text:span><text:span text:style-name="T22">(“DupeComp”)</text:span></text:p>
      <text:p text:style-name="P92">4# Click: [Create this computer]</text:p>
      <text:p text:style-name="P92">Checks:</text:p>
      <text:p text:style-name="P27">1# We return to the home screen</text:p>
      <text:p text:style-name="P27">2# An Alert message is shown containing the text: “Done! Computer <text:span text:style-name="T4">computerName</text:span> has been created</text:p>
      <text:p text:style-name="P6"/>
      <text:p text:style-name="P91">* One of the div elements in the DOM tree containing the field gets the error attribute</text:p>
      <text:p text:style-name="P5">** <text:span text:style-name="T21">These field values are likely candidates for a data driven test</text:span></text:p>
      <text:p text:style-name="P5"/>
      <text:p text:style-name="P28">Read <text:span text:style-name="T14">tests</text:span></text:p>
      <text:p text:style-name="P45">Additional pre-requisites:</text:p>
      <text:p text:style-name="P48">1<text:span text:style-name="T29">#</text:span> Create the following computers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83">#</text:p>
          </table:table-cell>
          <table:table-cell table:style-name="Table1.A1" office:value-type="string">
            <text:p text:style-name="P75">Name</text:p>
          </table:table-cell>
          <table:table-cell table:style-name="Table1.A1" office:value-type="string">
            <text:p text:style-name="P75">Date introduced</text:p>
          </table:table-cell>
          <table:table-cell table:style-name="Table1.A1" office:value-type="string">
            <text:p text:style-name="P75">Date discontinued</text:p>
          </table:table-cell>
          <table:table-cell table:style-name="Table1.E1" office:value-type="string">
            <text:p text:style-name="P75">Company</text:p>
          </table:table-cell>
        </table:table-row>
        <table:table-row>
          <table:table-cell table:style-name="Table1.A2" office:value-type="string">
            <text:p text:style-name="P75">1</text:p>
          </table:table-cell>
          <table:table-cell table:style-name="Table1.A2" office:value-type="string">
            <text:p text:style-name="P75">rtc1comp-v<text:bookmark-start text:name="__DdeLink__1194_2534033824"/>eryveryverylongnamecomputer<text:bookmark-end text:name="__DdeLink__1194_2534033824"/>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E2" office:value-type="string">
            <text:p text:style-name="P78">Thinking Machines</text:p>
          </table:table-cell>
        </table:table-row>
        <table:table-row>
          <table:table-cell table:style-name="Table1.A2" office:value-type="string">
            <text:p text:style-name="P75">2</text:p>
          </table:table-cell>
          <table:table-cell table:style-name="Table1.A2" office:value-type="string">
            <text:p text:style-name="P78">rtc2comp</text:p>
          </table:table-cell>
          <table:table-cell table:style-name="Table1.A2" office:value-type="string">
            <text:p text:style-name="P35"><text:bookmark-start text:name="__DdeLink__1196_2534033824"/>1754-12-16<text:bookmark-end text:name="__DdeLink__1196_2534033824"/></text:p>
          </table:table-cell>
          <table:table-cell table:style-name="Table1.A2" office:value-type="string">
            <text:p text:style-name="Table_20_Contents">-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75">3</text:p>
          </table:table-cell>
          <table:table-cell table:style-name="Table1.A2" office:value-type="string">
            <text:p text:style-name="P78">rtc3comp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35"><text:bookmark-start text:name="__DdeLink__1198_2534033824"/><text:span text:style-name="T9">2518</text:span>-<text:span text:style-name="T9">01</text:span>-<text:span text:style-name="T9">31</text:span><text:bookmark-end text:name="__DdeLink__1198_2534033824"/>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75">4</text:p>
          </table:table-cell>
          <table:table-cell table:style-name="Table1.A2" office:value-type="string">
            <text:p text:style-name="P78">rtc4comp</text:p>
          </table:table-cell>
          <table:table-cell table:style-name="Table1.A2" office:value-type="string">
            <text:p text:style-name="P35"><text:span text:style-name="T9">2518</text:span>-<text:span text:style-name="T9">01</text:span>-<text:span text:style-name="T9">31</text:span></text:p>
          </table:table-cell>
          <table:table-cell table:style-name="Table1.A2" office:value-type="string">
            <text:p text:style-name="P41">2007-02-11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75">5</text:p>
          </table:table-cell>
          <table:table-cell table:style-name="Table1.A2" office:value-type="string">
            <text:p text:style-name="P80">Rtc5comp<text:bookmark-start text:name="__DdeLink__1192_2534033824"/>:<text:span text:style-name="T16">ƒÆ’Ã¢</text:span><text:bookmark-end text:name="__DdeLink__1192_2534033824"/></text:p>
          </table:table-cell>
          <table:table-cell table:style-name="Table1.A2" office:value-type="string">
            <text:p text:style-name="P35"><text:span text:style-name="T12">2000</text:span>-<text:span text:style-name="T9">02</text:span>-<text:span text:style-name="T12">29</text:span></text:p>
          </table:table-cell>
          <table:table-cell table:style-name="Table1.A2" office:value-type="string">
            <text:p text:style-name="P35"><text:span text:style-name="T12">2016</text:span>-<text:span text:style-name="T9">02</text:span>-<text:span text:style-name="T12">29</text:span></text:p>
          </table:table-cell>
          <table:table-cell table:style-name="Table1.E2" office:value-type="string">
            <text:p text:style-name="Table_20_Contents">-</text:p>
          </table:table-cell>
        </table:table-row>
      </table:table>
      <text:p text:style-name="P45"/>
      <text:p text:style-name="P51"><text:span text:style-name="T31">R</text:span>TC1: Filter computers</text:p>
      <text:p text:style-name="P51"><text:span text:style-name="T29">1#</text:span> Filter computers by “rtc”</text:p>
      <text:p text:style-name="P51">Checks:</text:p>
      <text:p text:style-name="P51">1<text:span text:style-name="T29">#</text:span> The displayed list should contain the prepared computers, <text:span text:style-name="T36">and dates should be displayed in the following format: “dd MMM yyyy”</text:span></text:p>
      <text:p text:style-name="P51"/>
      <text:p text:style-name="P98">RTC2: Open a computer and match displayed data</text:p>
      <text:p text:style-name="P98">1# Filter computers by “rtc”</text:p>
      <text:p text:style-name="P98">2# Click on the name of, example: computer #4.</text:p>
      <text:p text:style-name="P98">Checks:</text:p>
      <text:p text:style-name="P98">1# The name, date introduced, date discontinued and company selection should match the information used to create computer #4.</text:p>
      <text:p text:style-name="P51"/>
      <text:p text:style-name="P55"><text:span text:style-name="T31">R</text:span>TC<text:span text:style-name="T35">3</text:span>: Sort by date introduced ascending</text:p>
      <text:p text:style-name="P52">1<text:span text:style-name="T29">#</text:span> Filter computers by “rtc”</text:p>
      <text:p text:style-name="P58"><text:soft-page-break/>2<text:span text:style-name="T29">#</text:span> Sort by date introduced ascending by clicking the header for this column <text:span text:style-name="T37">twice</text:span></text:p>
      <text:p text:style-name="P60">Checks:</text:p>
      <text:p text:style-name="P101">1# The order in which the computers are displayed should have changed</text:p>
      <text:p text:style-name="P60"><text:span text:style-name="T38">2#</text:span> <text:span text:style-name="T17">computer #2 should be the first computer to be displayed</text:span></text:p>
      <text:p text:style-name="P60"/>
      <text:p text:style-name="P55"><text:span text:style-name="T31">R</text:span>TC<text:span text:style-name="T35">4</text:span>: Sort by date discontinued descending</text:p>
      <text:p text:style-name="P53">1<text:span text:style-name="T29">#</text:span> Filter computers by “rtc”</text:p>
      <text:p text:style-name="P59">2<text:span text:style-name="T29">#</text:span> Sort by date <text:span text:style-name="T23">discontinued</text:span> <text:span text:style-name="T23">descending</text:span> by clicking the header for this column <text:span text:style-name="T37">once</text:span></text:p>
      <text:p text:style-name="P100">Checks:</text:p>
      <text:p text:style-name="P101">1# The order in which the computers are displayed should have changed</text:p>
      <text:p text:style-name="P61"><text:span text:style-name="T38">2#</text:span> <text:span text:style-name="T17">computer #3 should be the first computer to be displayed</text:span></text:p>
      <text:p text:style-name="P61"/>
      <text:p text:style-name="P56"><text:span text:style-name="T31">R</text:span>TC<text:span text:style-name="T35">5</text:span>: Sort by company ascending</text:p>
      <text:p text:style-name="P53">1<text:span text:style-name="T29">#</text:span> Filter computers by “rtc”</text:p>
      <text:p text:style-name="P59">2<text:span text:style-name="T29">#</text:span> Sort by <text:span text:style-name="T24">company name ascending by clicking the header for this column twice</text:span></text:p>
      <text:p text:style-name="P100">Checks:</text:p>
      <text:p text:style-name="P101">1# The order in which the computers are displayed should have changed</text:p>
      <text:p text:style-name="P61"><text:span text:style-name="T38">2#</text:span> <text:span text:style-name="T17">computer #1 should be the first computer to be displayed</text:span></text:p>
      <text:p text:style-name="P88"/>
      <text:p text:style-name="P50"><text:span text:style-name="T32">R</text:span>TC<text:span text:style-name="T35">6</text:span>: Clicking next should display 10 new computers</text:p>
      <text:p text:style-name="P50">1# Store some information of the 10 computers displayed in the table</text:p>
      <text:p text:style-name="P50">2# Click [Next →]</text:p>
      <text:p text:style-name="P50">Checks:</text:p>
      <text:p text:style-name="P50">1# The table currently displayed should contain different computers</text:p>
      <text:p text:style-name="P88"/>
      <text:p text:style-name="P56"><text:span text:style-name="T19">Update </text:span><text:span text:style-name="T20">tests</text:span></text:p>
      <text:p text:style-name="P68">Depending on the design of the update functionality I would perform edge case tests for the update functionality as well as the create functionality. For this information I would consult with the architects and developers.</text:p>
      <text:p text:style-name="P89"/>
      <text:p text:style-name="P46">Additional pre-requisites:</text:p>
      <text:p text:style-name="P48">1<text:span text:style-name="T29">#</text:span> Create the following computers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83">#</text:p>
          </table:table-cell>
          <table:table-cell table:style-name="Table2.A1" office:value-type="string">
            <text:p text:style-name="P76">Name</text:p>
          </table:table-cell>
          <table:table-cell table:style-name="Table2.A1" office:value-type="string">
            <text:p text:style-name="P76">Date introduced</text:p>
          </table:table-cell>
          <table:table-cell table:style-name="Table2.A1" office:value-type="string">
            <text:p text:style-name="P76">Date discontinued</text:p>
          </table:table-cell>
          <table:table-cell table:style-name="Table2.E1" office:value-type="string">
            <text:p text:style-name="P76">Company</text:p>
          </table:table-cell>
        </table:table-row>
        <table:table-row>
          <table:table-cell table:style-name="Table2.A2" office:value-type="string">
            <text:p text:style-name="P76">1</text:p>
          </table:table-cell>
          <table:table-cell table:style-name="Table2.A2" office:value-type="string">
            <text:p text:style-name="P76"><text:bookmark-start text:name="__DdeLink__1201_2534033824"/><text:span text:style-name="T15">u</text:span>tc1comp-veryveryverylongnamecomputer<text:bookmark-end text:name="__DdeLink__1201_2534033824"/></text:p>
          </table:table-cell>
          <table:table-cell table:style-name="Table2.A2" office:value-type="string">
            <text:p text:style-name="P81">-</text:p>
          </table:table-cell>
          <table:table-cell table:style-name="Table2.A2" office:value-type="string">
            <text:p text:style-name="P81">-</text:p>
          </table:table-cell>
          <table:table-cell table:style-name="Table2.E2" office:value-type="string">
            <text:p text:style-name="P82">Zemmix</text:p>
          </table:table-cell>
        </table:table-row>
        <table:table-row>
          <table:table-cell table:style-name="Table2.A2" office:value-type="string">
            <text:p text:style-name="P76">2</text:p>
          </table:table-cell>
          <table:table-cell table:style-name="Table2.A2" office:value-type="string">
            <text:p text:style-name="P79"><text:span text:style-name="T15">u</text:span>tc2comp</text:p>
          </table:table-cell>
          <table:table-cell table:style-name="Table2.A2" office:value-type="string">
            <text:p text:style-name="P36">1754-12-16</text:p>
          </table:table-cell>
          <table:table-cell table:style-name="Table2.A2" office:value-type="string">
            <text:p text:style-name="P81">-</text:p>
          </table:table-cell>
          <table:table-cell table:style-name="Table2.E2" office:value-type="string">
            <text:p text:style-name="P81">-</text:p>
          </table:table-cell>
        </table:table-row>
        <table:table-row>
          <table:table-cell table:style-name="Table2.A2" office:value-type="string">
            <text:p text:style-name="P76">3</text:p>
          </table:table-cell>
          <table:table-cell table:style-name="Table2.A2" office:value-type="string">
            <text:p text:style-name="P80"><text:span text:style-name="T15">u</text:span>tc3comp<text:bookmark-start text:name="__DdeLink__1203_2534033824"/>_<text:span text:style-name="T16">Ãï†</text:span><text:bookmark-end text:name="__DdeLink__1203_2534033824"/></text:p>
          </table:table-cell>
          <table:table-cell table:style-name="Table2.A2" office:value-type="string">
            <text:p text:style-name="P81">-</text:p>
          </table:table-cell>
          <table:table-cell table:style-name="Table2.A2" office:value-type="string">
            <text:p text:style-name="P36"><text:span text:style-name="T9">2518</text:span>-<text:span text:style-name="T9">01</text:span>-<text:span text:style-name="T9">31</text:span></text:p>
          </table:table-cell>
          <table:table-cell table:style-name="Table2.E2" office:value-type="string">
            <text:p text:style-name="P81">-</text:p>
          </table:table-cell>
        </table:table-row>
        <table:table-row>
          <table:table-cell table:style-name="Table2.A2" office:value-type="string">
            <text:p text:style-name="P76">4</text:p>
          </table:table-cell>
          <table:table-cell table:style-name="Table2.A2" office:value-type="string">
            <text:p text:style-name="P79"><text:span text:style-name="T15">u</text:span>tc4comp</text:p>
          </table:table-cell>
          <table:table-cell table:style-name="Table2.A2" office:value-type="string">
            <text:p text:style-name="P36"><text:span text:style-name="T9">2518</text:span>-<text:span text:style-name="T9">01</text:span>-<text:span text:style-name="T9">31</text:span></text:p>
          </table:table-cell>
          <table:table-cell table:style-name="Table2.A2" office:value-type="string">
            <text:p text:style-name="P42">2007-02-11</text:p>
          </table:table-cell>
          <table:table-cell table:style-name="Table2.E2" office:value-type="string">
            <text:p text:style-name="P81">-</text:p>
          </table:table-cell>
        </table:table-row>
        <table:table-row>
          <table:table-cell table:style-name="Table2.A2" office:value-type="string">
            <text:p text:style-name="P76">5</text:p>
          </table:table-cell>
          <table:table-cell table:style-name="Table2.A2" office:value-type="string">
            <text:p text:style-name="P79"><text:span text:style-name="T15">u</text:span>tc5comp</text:p>
          </table:table-cell>
          <table:table-cell table:style-name="Table2.A2" office:value-type="string">
            <text:p text:style-name="P36"><text:span text:style-name="T12">2000</text:span>-<text:span text:style-name="T9">02</text:span>-<text:span text:style-name="T12">29</text:span></text:p>
          </table:table-cell>
          <table:table-cell table:style-name="Table2.A2" office:value-type="string">
            <text:p text:style-name="P36"><text:span text:style-name="T12">2016</text:span>-<text:span text:style-name="T9">02</text:span>-<text:span text:style-name="T12">29</text:span></text:p>
          </table:table-cell>
          <table:table-cell table:style-name="Table2.E2" office:value-type="string">
            <text:p text:style-name="P81">-</text:p>
          </table:table-cell>
        </table:table-row>
      </table:table>
      <text:p text:style-name="P3"/>
      <text:p text:style-name="P64">UTC1: Update name</text:p>
      <text:p text:style-name="P71">1# Filter by: “utc”</text:p>
      <text:p text:style-name="P71">2# Open computer #1</text:p>
      <text:p text:style-name="P72">3# Empty the name field and fill it with a new <text:span text:style-name="T6">computerName</text:span>, example: “utc1comp-new”</text:p>
      <text:p text:style-name="P73">Checks:</text:p>
      <text:p text:style-name="P73"><text:soft-page-break/>1# We return to the home screen</text:p>
      <text:p text:style-name="P73">2# <text:span text:style-name="T3">An Alert message is shown containing the text: “Done! Computer </text:span><text:span text:style-name="T6">computerName</text:span><text:span text:style-name="T3"> has been </text:span>updated</text:p>
      <text:p text:style-name="P104">3# Open the computer edit screen for this computer again by filtering or opening the baseURL + / + the computer ID. Check if the name was changed to new <text:span text:style-name="T4">computerName</text:span>.</text:p>
      <text:p text:style-name="P73"/>
      <text:p text:style-name="P64">UTC2: Update date introduced</text:p>
      <text:p text:style-name="P72">1# Filter by: “utc”</text:p>
      <text:p text:style-name="P72">2# Open computer #<text:span text:style-name="T30">2</text:span></text:p>
      <text:p text:style-name="P72">3# Empty the <text:span text:style-name="T30">date introduced</text:span> field and fill it with a <text:span text:style-name="T7">date string yyyy-MM-dd</text:span>, example: <text:span text:style-name="T30">2015-01-01</text:span></text:p>
      <text:p text:style-name="P74">Checks:</text:p>
      <text:p text:style-name="P74">1# We return to the home screen</text:p>
      <text:p text:style-name="P74">2# <text:span text:style-name="T3">An Alert message is shown containing the text: “Done! Computer </text:span><text:span text:style-name="T6">computerName</text:span><text:span text:style-name="T3"> has been </text:span>updated</text:p>
      <text:p text:style-name="P104">3# Open the computer edit screen for this computer again by filtering or opening the baseURL + / + the computer ID. Check if the date introduced was changed to the new dateString.</text:p>
      <text:p text:style-name="P74"/>
      <text:p text:style-name="P64">UTC3: Update date discontinued</text:p>
      <text:p text:style-name="P72">1# Filter by: “utc”</text:p>
      <text:p text:style-name="P72">2# Open computer #<text:span text:style-name="T30">3</text:span></text:p>
      <text:p text:style-name="P72">3# Empty the <text:span text:style-name="T30">date discontinued</text:span> field and fill it with a <text:span text:style-name="T7">date string yyyy-MM-dd</text:span>, example: <text:span text:style-name="T30">2016-02-02</text:span></text:p>
      <text:p text:style-name="P74">Checks:</text:p>
      <text:p text:style-name="P74">1# We return to the home screen</text:p>
      <text:p text:style-name="P74">2# <text:span text:style-name="T3">An Alert message is shown containing the text: “Done! Computer </text:span><text:span text:style-name="T6">computerName</text:span><text:span text:style-name="T3"> has been </text:span>updated</text:p>
      <text:p text:style-name="P104">3# Open the computer edit screen for this computer again by filtering or opening the baseURL + / + the computer ID. Check if the date introduced was changed to the new dateString.</text:p>
      <text:p text:style-name="P74"/>
      <text:p text:style-name="P64">UTC4: Update company</text:p>
      <text:p text:style-name="P72">1# Filter by: “utc”</text:p>
      <text:p text:style-name="P72">2# Open computer #<text:span text:style-name="T30">4</text:span></text:p>
      <text:p text:style-name="P72">3# <text:span text:style-name="T30">Select a different company from the list, example: OMRON</text:span></text:p>
      <text:p text:style-name="P74">1# We return to the home screen</text:p>
      <text:p text:style-name="P74">2# <text:span text:style-name="T3">An Alert message is shown containing the text: “Done! Computer </text:span><text:span text:style-name="T6">computerName</text:span><text:span text:style-name="T3"> has been </text:span>updated</text:p>
      <text:p text:style-name="P104">3# Open the computer edit screen for this computer again by filtering or opening the baseURL + / + the computer ID. Check if the date introduced was changed to the new Company.</text:p>
      <text:p text:style-name="P3"/>
      <text:p text:style-name="P28">Delete <text:span text:style-name="T16">tests</text:span></text:p>
      <text:p text:style-name="P47">Additional pre-requisites:</text:p>
      <text:p text:style-name="P49">1<text:span text:style-name="T29">#</text:span> Create the following computers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>
          <table:table-cell table:style-name="Table3.A1" office:value-type="string">
            <text:p text:style-name="P84">#</text:p>
          </table:table-cell>
          <table:table-cell table:style-name="Table3.A1" office:value-type="string">
            <text:p text:style-name="P77">Name</text:p>
          </table:table-cell>
          <table:table-cell table:style-name="Table3.A1" office:value-type="string">
            <text:p text:style-name="P77">Date introduced</text:p>
          </table:table-cell>
          <table:table-cell table:style-name="Table3.A1" office:value-type="string">
            <text:p text:style-name="P77">Date discontinued</text:p>
          </table:table-cell>
          <table:table-cell table:style-name="Table3.E1" office:value-type="string">
            <text:p text:style-name="P77">Company</text:p>
          </table:table-cell>
        </table:table-row>
        <table:table-row>
          <table:table-cell table:style-name="Table3.A2" office:value-type="string">
            <text:p text:style-name="P77">1</text:p>
          </table:table-cell>
          <table:table-cell table:style-name="Table3.A2" office:value-type="string">
            <text:p text:style-name="P77"><text:span text:style-name="T16">d</text:span>tc1comp-veryveryverylongnamecomputer</text:p>
          </table:table-cell>
          <table:table-cell table:style-name="Table3.A2" office:value-type="string">
            <text:p text:style-name="P85">-</text:p>
          </table:table-cell>
          <table:table-cell table:style-name="Table3.A2" office:value-type="string">
            <text:p text:style-name="P85">-</text:p>
          </table:table-cell>
          <table:table-cell table:style-name="Table3.E2" office:value-type="string">
            <text:p text:style-name="P86">NeXT</text:p>
          </table:table-cell>
        </table:table-row>
        <table:table-row>
          <table:table-cell table:style-name="Table3.A2" office:value-type="string">
            <text:p text:style-name="P77">2</text:p>
          </table:table-cell>
          <table:table-cell table:style-name="Table3.A2" office:value-type="string">
            <text:p text:style-name="P80"><text:span text:style-name="T16">d</text:span>tc2comp</text:p>
          </table:table-cell>
          <table:table-cell table:style-name="Table3.A2" office:value-type="string">
            <text:p text:style-name="P37">1754-12-16</text:p>
          </table:table-cell>
          <table:table-cell table:style-name="Table3.A2" office:value-type="string">
            <text:p text:style-name="P85">-</text:p>
          </table:table-cell>
          <table:table-cell table:style-name="Table3.E2" office:value-type="string">
            <text:p text:style-name="P85">-</text:p>
          </table:table-cell>
        </table:table-row>
        <table:table-row>
          <table:table-cell table:style-name="Table3.A2" office:value-type="string">
            <text:p text:style-name="P77">3</text:p>
          </table:table-cell>
          <table:table-cell table:style-name="Table3.A2" office:value-type="string">
            <text:p text:style-name="P80"><text:span text:style-name="T16">d</text:span>tc3comp</text:p>
          </table:table-cell>
          <table:table-cell table:style-name="Table3.A2" office:value-type="string">
            <text:p text:style-name="P85">-</text:p>
          </table:table-cell>
          <table:table-cell table:style-name="Table3.A2" office:value-type="string">
            <text:p text:style-name="P37"><text:span text:style-name="T9">2518</text:span>-<text:span text:style-name="T9">01</text:span>-<text:span text:style-name="T9">31</text:span></text:p>
          </table:table-cell>
          <table:table-cell table:style-name="Table3.E2" office:value-type="string">
            <text:p text:style-name="P85">-</text:p>
          </table:table-cell>
        </table:table-row>
        <table:table-row>
          <table:table-cell table:style-name="Table3.A2" office:value-type="string">
            <text:p text:style-name="P77">4</text:p>
          </table:table-cell>
          <table:table-cell table:style-name="Table3.A2" office:value-type="string">
            <text:p text:style-name="P80"><text:span text:style-name="T16">d</text:span>tc4comp-<text:span text:style-name="T16">Å¡Ã</text:span></text:p>
          </table:table-cell>
          <table:table-cell table:style-name="Table3.A2" office:value-type="string">
            <text:p text:style-name="P37"><text:span text:style-name="T9">2518</text:span>-<text:span text:style-name="T9">01</text:span>-<text:span text:style-name="T9">31</text:span></text:p>
          </table:table-cell>
          <table:table-cell table:style-name="Table3.A2" office:value-type="string">
            <text:p text:style-name="P43">2007-02-11</text:p>
          </table:table-cell>
          <table:table-cell table:style-name="Table3.E2" office:value-type="string">
            <text:p text:style-name="P85">-</text:p>
          </table:table-cell>
        </table:table-row>
        <table:table-row>
          <table:table-cell table:style-name="Table3.A2" office:value-type="string">
            <text:p text:style-name="P77">5</text:p>
          </table:table-cell>
          <table:table-cell table:style-name="Table3.A2" office:value-type="string">
            <text:p text:style-name="P80"><text:span text:style-name="T16">d</text:span>tc5comp</text:p>
          </table:table-cell>
          <table:table-cell table:style-name="Table3.A2" office:value-type="string">
            <text:p text:style-name="P37"><text:span text:style-name="T12">2000</text:span>-<text:span text:style-name="T9">02</text:span>-<text:span text:style-name="T12">29</text:span></text:p>
          </table:table-cell>
          <table:table-cell table:style-name="Table3.A2" office:value-type="string">
            <text:p text:style-name="P37"><text:span text:style-name="T12">2016</text:span>-<text:span text:style-name="T9">02</text:span>-<text:span text:style-name="T12">29</text:span></text:p>
          </table:table-cell>
          <table:table-cell table:style-name="Table3.E2" office:value-type="string">
            <text:p text:style-name="P85">-</text:p>
          </table:table-cell>
        </table:table-row>
      </table:table>
      <text:p text:style-name="P4"/>
      <text:p text:style-name="P58"><text:soft-page-break/>DTC1: Delete computer with a company attached</text:p>
      <text:p text:style-name="P58">1<text:span text:style-name="T29">#</text:span> Filter by: “dtc”</text:p>
      <text:p text:style-name="P58">2<text:span text:style-name="T29">#</text:span> Open computer #1</text:p>
      <text:p text:style-name="P58">3<text:span text:style-name="T29">#</text:span> Click [Delete this computer]</text:p>
      <text:p text:style-name="P58">Checks:</text:p>
      <text:p text:style-name="P58">1<text:span text:style-name="T29">#</text:span> Filter by: dtc</text:p>
      <text:p text:style-name="P58">2<text:span text:style-name="T29">#</text:span> Check if the displayed list contains computer #1, <text:span text:style-name="T25">it should not.</text:span></text:p>
      <text:p text:style-name="P58"/>
      <text:p text:style-name="P58">DTC2: Delete computer with strange characters in its name</text:p>
      <text:p text:style-name="P58">1<text:span text:style-name="T29">#</text:span> Filter by: “dtc”</text:p>
      <text:p text:style-name="P58">2<text:span text:style-name="T29">#</text:span> Open computer #4</text:p>
      <text:p text:style-name="P58">3<text:span text:style-name="T29">#</text:span> Click [Delete this computer]</text:p>
      <text:p text:style-name="P58">Checks:</text:p>
      <text:p text:style-name="P58">1<text:span text:style-name="T29">#</text:span> Filter by: dtc</text:p>
      <text:p text:style-name="P58">2<text:span text:style-name="T29">#</text:span> Check if the displayed list contains computer #4, <text:span text:style-name="T25">it should not.</text:span></text:p>
      <text:p text:style-name="P58"/>
      <text:p text:style-name="P58"/>
      <text:p text:style-name="P29">Browser selection consideration</text:p>
      <text:p text:style-name="P66">In a work environment I would base my testing strategy depending on the risks involved, the usage statistics and the time constraints. </text:p>
      <text:p text:style-name="P66"/>
      <text:p text:style-name="P66">My go to strategy would be:</text:p>
      <text:p text:style-name="P67">Performing happy flow testcases in all popular browsers (IE, Edge, Firefox, Chrome, Safari, <text:span text:style-name="T33">and if necessary: popular mobile and tablet versions of these browsers</text:span>), as well as triggering every different type of alert at least once to check if it is displayed correctly.</text:p>
      <text:p text:style-name="P67">Perfoming each edge case test at least once, preferably in the most used browser.</text:p>
      <text:p text:style-name="P67"/>
      <text:p text:style-name="P67"/>
      <text:p text:style-name="P30">Test case design consideration</text:p>
      <text:p text:style-name="P69">Since I have no documentation on the requirements for the provided application, I am forced to assume that the application behavior at the time I designed the test cases is <text:span text:style-name="T27">implemented as designed. Which has had a direct influence on the test cases designed. The only place I have deviated is in the testing of the sorting mechanism for the Read tests, which is clearly broken.</text:span></text:p>
      <text:p text:style-name="P67"/>
      <text:p text:style-name="P65"/>
      <text:p text:style-name="P31">Test automation design consideration</text:p>
      <text:p text:style-name="P70">During manual testing, I would either re-use test data created during Create Tests as pre-requisites, or use already existing data. However, in order to allow my test cases to function independently <text:span text:style-name="T28">when automating tests, and having no access to the database, I am forced to set up test data prior to my RUD tests. Furthermore, in case of having to re-run my regression set, it might be necessary to add a measure of randomness to the test cas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05:26:44.106441730</meta:creation-date>
    <dc:date>2019-04-24T06:19:43.242111496</dc:date>
    <meta:editing-duration>PT19H16M32S</meta:editing-duration>
    <meta:editing-cycles>37</meta:editing-cycles>
    <meta:generator>LibreOffice/6.1.4.2$Linux_X86_64 LibreOffice_project/10$Build-2</meta:generator>
    <meta:document-statistic meta:table-count="3" meta:image-count="0" meta:object-count="0" meta:page-count="6" meta:paragraph-count="285" meta:word-count="1792" meta:character-count="10699" meta:non-whitespace-character-count="9189"/>
  </office:meta>
</office:document-meta>
</file>